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1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669cm"/>
    </style:style>
    <style:style style:name="co18" style:family="table-column">
      <style:table-column-properties fo:break-before="auto" style:column-width="0.89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table table:name="Linux i386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14" office:value-type="string" calcext:value-type="string">
            <text:p>OBXMC Mono3</text:p>
            <text:p>2021-08-28</text:p>
          </table:table-cell>
          <table:table-cell table:style-name="ce7"/>
          <table:table-cell table:style-name="ce14" office:value-type="string" calcext:value-type="string">
            <text:p>OBXMC Mono5</text:p>
            <text:p>2021-08-28</text:p>
          </table:table-cell>
          <table:table-cell table:style-name="ce7"/>
          <table:table-cell table:style-name="ce7" office:value-type="string" calcext:value-type="string">
            <text:p>OBX IDE</text:p>
            <text:p>0.7.24 nojit</text:p>
          </table:table-cell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jit speedup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M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O3]/[.G3]" office:value-type="float" office:value="0.117816091954023" calcext:value-type="float">
            <text:p>0.1</text:p>
          </table:table-cell>
          <table:table-cell office:value-type="float" office:value="484" calcext:value-type="float">
            <text:p>484</text:p>
          </table:table-cell>
          <table:table-cell table:style-name="ce10" table:formula="of:=[.Q3]/[.G3]" office:value-type="float" office:value="1.39080459770115" calcext:value-type="float">
            <text:p>1.4</text:p>
          </table:table-cell>
          <table:table-cell table:style-name="ce10" table:formula="of:=[.Q3]/[.I3]" office:value-type="float" office:value="4.17241379310345" calcext:value-type="float">
            <text:p>4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6866" calcext:value-type="float">
            <text:p>6'866</text:p>
          </table:table-cell>
          <table:table-cell table:style-name="ce10" table:formula="of:=[.M4]/[.G4]" office:value-type="float" office:value="0.172925324266465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O4]/[.G4]" office:value-type="float" office:value="0.184384838181589" calcext:value-type="float">
            <text:p>0.2</text:p>
          </table:table-cell>
          <table:table-cell table:style-name="ce9" office:value-type="float" office:value="123238" calcext:value-type="float">
            <text:p>123'238</text:p>
          </table:table-cell>
          <table:table-cell table:style-name="ce10" table:formula="of:=[.Q4]/[.G4]" office:value-type="float" office:value="3.10384082609243" calcext:value-type="float">
            <text:p>3.1</text:p>
          </table:table-cell>
          <table:table-cell table:style-name="ce10" table:formula="of:=[.Q4]/[.I4]" office:value-type="float" office:value="6.19379806000905" calcext:value-type="float">
            <text:p>6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 office:value-type="float" office:value="7679" calcext:value-type="float">
            <text:p>7'679</text:p>
          </table:table-cell>
          <table:table-cell table:style-name="ce10" table:formula="of:=[.M5]/[.G5]" office:value-type="float" office:value="0.977096322687365" calcext:value-type="float">
            <text:p>1.0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O5]/[.G5]" office:value-type="float" office:value="1.13856724774144" calcext:value-type="float">
            <text:p>1.1</text:p>
          </table:table-cell>
          <table:table-cell table:style-name="ce9" office:value-type="float" office:value="210687" calcext:value-type="float">
            <text:p>210'687</text:p>
          </table:table-cell>
          <table:table-cell table:style-name="ce10" table:formula="of:=[.Q5]/[.G5]" office:value-type="float" office:value="26.8083725664843" calcext:value-type="float">
            <text:p>26.8</text:p>
          </table:table-cell>
          <table:table-cell table:style-name="ce10" table:formula="of:=[.Q5]/[.I5]" office:value-type="float" office:value="1.27201869204019" calcext:value-type="float">
            <text:p>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 office:value-type="float" office:value="1087598" calcext:value-type="float">
            <text:p>1'087'598</text:p>
          </table:table-cell>
          <table:table-cell table:style-name="ce10" table:formula="of:=[.M6]/[.G6]" office:value-type="float" office:value="0.13287112601034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O6]/[.G6]" office:value-type="float" office:value="0.140712320533245" calcext:value-type="float">
            <text:p>0.1</text:p>
          </table:table-cell>
          <table:table-cell table:style-name="ce9" office:value-type="float" office:value="8928147" calcext:value-type="float">
            <text:p>8'928'147</text:p>
          </table:table-cell>
          <table:table-cell table:style-name="ce10" table:formula="of:=[.Q6]/[.G6]" office:value-type="float" office:value="1.09074579493144" calcext:value-type="float">
            <text:p>1.1</text:p>
          </table:table-cell>
          <table:table-cell table:style-name="ce10" table:formula="of:=[.Q6]/[.I6]" office:value-type="float" office:value="2.01053645174533" calcext:value-type="float">
            <text:p>2.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 office:value-type="float" office:value="1899" calcext:value-type="float">
            <text:p>1'899</text:p>
          </table:table-cell>
          <table:table-cell table:style-name="ce10" table:formula="of:=[.M7]/[.G7]" office:value-type="float" office:value="0.128737034777303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O7]/[.G7]" office:value-type="float" office:value="0.13212663548234" calcext:value-type="float">
            <text:p>0.1</text:p>
          </table:table-cell>
          <table:table-cell table:style-name="ce9" office:value-type="float" office:value="18920" calcext:value-type="float">
            <text:p>18'920</text:p>
          </table:table-cell>
          <table:table-cell table:style-name="ce10" table:formula="of:=[.Q7]/[.G7]" office:value-type="float" office:value="1.28262490678598" calcext:value-type="float">
            <text:p>1.3</text:p>
          </table:table-cell>
          <table:table-cell table:style-name="ce10" table:formula="of:=[.Q7]/[.I7]" office:value-type="float" office:value="1.78322337417531" calcext:value-type="float">
            <text:p>1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M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O8]/[.G8]" office:value-type="float" office:value="0.506024096385542" calcext:value-type="float">
            <text:p>0.5</text:p>
          </table:table-cell>
          <table:table-cell table:style-name="ce9" office:value-type="float" office:value="2131" calcext:value-type="float">
            <text:p>2'131</text:p>
          </table:table-cell>
          <table:table-cell table:style-name="ce10" table:formula="of:=[.Q8]/[.G8]" office:value-type="float" office:value="8.55823293172691" calcext:value-type="float">
            <text:p>8.6</text:p>
          </table:table-cell>
          <table:table-cell table:style-name="ce10" table:formula="of:=[.Q8]/[.I8]" office:value-type="float" office:value="14.6965517241379" calcext:value-type="float">
            <text:p>14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206" calcext:value-type="float">
            <text:p>206</text:p>
          </table:table-cell>
          <table:table-cell table:style-name="ce10" table:formula="of:=[.M9]/[.G9]" office:value-type="float" office:value="0.304733727810651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O9]/[.G9]" office:value-type="float" office:value="0.328402366863905" calcext:value-type="float">
            <text:p>0.3</text:p>
          </table:table-cell>
          <table:table-cell table:style-name="ce9" office:value-type="float" office:value="1707" calcext:value-type="float">
            <text:p>1'707</text:p>
          </table:table-cell>
          <table:table-cell table:style-name="ce10" table:formula="of:=[.Q9]/[.G9]" office:value-type="float" office:value="2.52514792899408" calcext:value-type="float">
            <text:p>2.5</text:p>
          </table:table-cell>
          <table:table-cell table:style-name="ce10" table:formula="of:=[.Q9]/[.I9]" office:value-type="float" office:value="2.6221198156682" calcext:value-type="float">
            <text:p>2.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M10]/[.G10]" office:value-type="float" office:value="1.5" calcext:value-type="float">
            <text:p>1.5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O10]/[.G10]" office:value-type="float" office:value="5.5" calcext:value-type="float">
            <text:p>5.5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Q10]/[.G10]" office:value-type="float" office:value="1.5" calcext:value-type="float">
            <text:p>1.5</text:p>
          </table:table-cell>
          <table:table-cell table:style-name="ce10" table:formula="of:=[.Q10]/[.I10]" office:value-type="float" office:value="1.5" calcext:value-type="float">
            <text:p>1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M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O11]/[.G11]" office:value-type="float" office:value="1.125" calcext:value-type="float">
            <text:p>1.1</text:p>
          </table:table-cell>
          <table:table-cell table:style-name="ce9" office:value-type="float" office:value="22" calcext:value-type="float">
            <text:p>22</text:p>
          </table:table-cell>
          <table:table-cell table:style-name="ce10" table:formula="of:=[.Q11]/[.G11]" office:value-type="float" office:value="2.75" calcext:value-type="float">
            <text:p>2.8</text:p>
          </table:table-cell>
          <table:table-cell table:style-name="ce10" table:formula="of:=[.Q11]/[.I11]" office:value-type="float" office:value="4.4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216" calcext:value-type="float">
            <text:p>216</text:p>
          </table:table-cell>
          <table:table-cell table:style-name="ce10" table:formula="of:=[.M12]/[.G12]" office:value-type="float" office:value="0.658536585365854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O12]/[.G12]" office:value-type="float" office:value="0.829268292682927" calcext:value-type="float">
            <text:p>0.8</text:p>
          </table:table-cell>
          <table:table-cell table:style-name="ce9" office:value-type="float" office:value="893" calcext:value-type="float">
            <text:p>893</text:p>
          </table:table-cell>
          <table:table-cell table:style-name="ce10" table:formula="of:=[.Q12]/[.G12]" office:value-type="float" office:value="2.72256097560976" calcext:value-type="float">
            <text:p>2.7</text:p>
          </table:table-cell>
          <table:table-cell table:style-name="ce10" table:formula="of:=[.Q12]/[.I12]" office:value-type="float" office:value="1.69771863117871" calcext:value-type="float">
            <text:p>1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formula="of:=[.M13]/[.G13]" office:value-type="float" office:value="0.673400673400673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O13]/[.G13]" office:value-type="float" office:value="0.767676767676768" calcext:value-type="float">
            <text:p>0.8</text:p>
          </table:table-cell>
          <table:table-cell table:style-name="ce9" office:value-type="float" office:value="4861" calcext:value-type="float">
            <text:p>4'861</text:p>
          </table:table-cell>
          <table:table-cell table:style-name="ce10" table:formula="of:=[.Q13]/[.G13]" office:value-type="float" office:value="16.3670033670034" calcext:value-type="float">
            <text:p>16.4</text:p>
          </table:table-cell>
          <table:table-cell table:style-name="ce10" table:formula="of:=[.Q13]/[.I13]" office:value-type="float" office:value="15.9377049180328" calcext:value-type="float">
            <text:p>15.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M14]/[.G14]" office:value-type="float" office:value="0.722689075630252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O14]/[.G14]" office:value-type="float" office:value="0.831932773109244" calcext:value-type="float">
            <text:p>0.8</text:p>
          </table:table-cell>
          <table:table-cell table:style-name="ce9" office:value-type="float" office:value="3549" calcext:value-type="float">
            <text:p>3'549</text:p>
          </table:table-cell>
          <table:table-cell table:style-name="ce10" table:formula="of:=[.Q14]/[.G14]" office:value-type="float" office:value="29.8235294117647" calcext:value-type="float">
            <text:p>29.8</text:p>
          </table:table-cell>
          <table:table-cell table:style-name="ce10" table:formula="of:=[.Q14]/[.I14]" office:value-type="float" office:value="41.2674418604651" calcext:value-type="float">
            <text:p>4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404" calcext:value-type="float">
            <text:p>404</text:p>
          </table:table-cell>
          <table:table-cell table:style-name="ce10" table:formula="of:=[.M15]/[.G15]" office:value-type="float" office:value="0.18346957311535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O15]/[.G15]" office:value-type="float" office:value="0.174386920980926" calcext:value-type="float">
            <text:p>0.2</text:p>
          </table:table-cell>
          <table:table-cell table:style-name="ce9" office:value-type="float" office:value="5415" calcext:value-type="float">
            <text:p>5'415</text:p>
          </table:table-cell>
          <table:table-cell table:style-name="ce10" table:formula="of:=[.Q15]/[.G15]" office:value-type="float" office:value="2.4591280653951" calcext:value-type="float">
            <text:p>2.5</text:p>
          </table:table-cell>
          <table:table-cell table:style-name="ce10" table:formula="of:=[.Q15]/[.I15]" office:value-type="float" office:value="2.4402884182064" calcext:value-type="float">
            <text:p>2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19" calcext:value-type="float">
            <text:p>519</text:p>
          </table:table-cell>
          <table:table-cell table:style-name="ce10" table:formula="of:=[.M16]/[.G16]" office:value-type="float" office:value="1.73578595317726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O16]/[.G16]" office:value-type="float" office:value="1.61204013377926" calcext:value-type="float">
            <text:p>1.6</text:p>
          </table:table-cell>
          <table:table-cell table:style-name="ce9" office:value-type="float" office:value="5997" calcext:value-type="float">
            <text:p>5'997</text:p>
          </table:table-cell>
          <table:table-cell table:style-name="ce10" table:formula="of:=[.Q16]/[.G16]" office:value-type="float" office:value="20.056856187291" calcext:value-type="float">
            <text:p>20.1</text:p>
          </table:table-cell>
          <table:table-cell table:style-name="ce10" table:formula="of:=[.Q16]/[.I16]" office:value-type="float" office:value="11.4446564885496" calcext:value-type="float">
            <text:p>11.4</text:p>
          </table:table-cell>
          <table:table-cell table:number-columns-repeated="996"/>
        </table:table-row>
        <table:table-row table:style-name="ro2">
          <table:table-cell table:number-columns-repeated="101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1105828" calcext:value-type="float">
            <text:p>1'105'828</text:p>
          </table:table-cell>
          <table:table-cell table:style-name="ce10" table:formula="of:=[.M18]/[.G18]" office:value-type="float" office:value="0.134003974453852" calcext:value-type="float">
            <text:p>0.1</text:p>
          </table:table-cell>
          <table:table-cell table:style-name="ce9" table:formula="of:=SUM([.O3:.O16])" office:value-type="float" office:value="1171873" calcext:value-type="float">
            <text:p>1'171'873</text:p>
          </table:table-cell>
          <table:table-cell table:style-name="ce10" table:formula="of:=[.O18]/[.G18]" office:value-type="float" office:value="0.142007291871031" calcext:value-type="float">
            <text:p>0.1</text:p>
          </table:table-cell>
          <table:table-cell table:style-name="ce9" table:formula="of:=SUM([.Q3:.Q16])" office:value-type="float" office:value="9306054" calcext:value-type="float">
            <text:p>9'306'054</text:p>
          </table:table-cell>
          <table:table-cell table:style-name="ce10" table:formula="of:=[.Q18]/[.G18]" office:value-type="float" office:value="1.12770541393613" calcext:value-type="float">
            <text:p>1.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0085453361375" calcext:value-type="float">
            <text:p>1.00</text:p>
          </table:table-cell>
          <table:table-cell table:style-name="ce9"/>
          <table:table-cell table:style-name="ce12" table:formula="of:=GEOMEAN([.L3:.L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N3:.N16])" office:value-type="float" office:value="0.402095330948297" calcext:value-type="float">
            <text:p>0.40</text:p>
          </table:table-cell>
          <table:table-cell/>
          <table:table-cell table:style-name="ce12" table:formula="of:=GEOMEAN([.P3:.P16])" office:value-type="float" office:value="0.505122595579463" calcext:value-type="float">
            <text:p>0.51</text:p>
          </table:table-cell>
          <table:table-cell table:style-name="ce9"/>
          <table:table-cell table:style-name="ce12" table:formula="of:=GEOMEAN([.R3:.R16])" office:value-type="float" office:value="4.37659132902276" calcext:value-type="float">
            <text:p>4.38</text:p>
          </table:table-cell>
          <table:table-cell table:style-name="ce10" table:formula="of:=GEOMEAN([.S3:.S16])" office:value-type="float" office:value="4.37285457779799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99146195990476" calcext:value-type="float">
            <text:p>1.00</text:p>
          </table:table-cell>
          <table:table-cell/>
          <table:table-cell table:style-name="ce11" table:formula="of:=1/[.L19]" office:value-type="float" office:value="0.9571058419869" calcext:value-type="float">
            <text:p>0.96</text:p>
          </table:table-cell>
          <table:table-cell/>
          <table:table-cell table:style-name="ce11" table:formula="of:=1/[.N19]" office:value-type="float" office:value="2.48697242427961" calcext:value-type="float">
            <text:p>2.49</text:p>
          </table:table-cell>
          <table:table-cell/>
          <table:table-cell table:style-name="ce11" table:formula="of:=1/[.P19]" office:value-type="float" office:value="1.97971741662601" calcext:value-type="float">
            <text:p>1.98</text:p>
          </table:table-cell>
          <table:table-cell/>
          <table:table-cell table:style-name="ce11" table:formula="of:=1/[.R19]" office:value-type="float" office:value="0.228488319978299" calcext:value-type="float">
            <text:p>0.23</text:p>
          </table:table-cell>
          <table:table-cell table:number-columns-repeated="997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style-name="ce15" table:formula="of:=[.P19]/[.N19]" office:value-type="float" office:value="1.25622596608667" calcext:value-type="float">
            <text:p>1.26</text:p>
          </table:table-cell>
          <table:table-cell table:style-name="ce11"/>
          <table:table-cell/>
          <table:table-cell table:style-name="ce11"/>
          <table:table-cell table:number-columns-repeated="997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asurements done between 2021-07-07 - 2021-08-2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13"/>
        </table:table-row>
        <table:table-row table:style-name="ro2" table:number-rows-repeated="104854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Win32" table:style-name="ta1">
        <table:table-column table:style-name="co16" table:default-cell-style-name="Default"/>
        <table:table-column table:style-name="co16" table:default-cell-style-name="ce5"/>
        <table:table-column table:style-name="co17" table:default-cell-style-name="ce9"/>
        <table:table-column table:style-name="co18" table:default-cell-style-name="ce13"/>
        <table:table-column table:style-name="co8" table:default-cell-style-name="ce9"/>
        <table:table-column table:style-name="co12" table:default-cell-style-name="ce10"/>
        <table:table-column table:style-name="co13" table:default-cell-style-name="ce9"/>
        <table:table-column table:style-name="co14" table:default-cell-style-name="ce10"/>
        <table:table-column table:style-name="co8" table:default-cell-style-name="ce9"/>
        <table:table-column table:style-name="co12" table:default-cell-style-name="ce10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Mono3</text:p>
            <text:p>2021-08-28 Linux</text:p>
          </table:table-cell>
          <table:table-cell table:style-name="ce14"/>
          <table:table-cell table:style-name="ce14" office:value-type="string" calcext:value-type="string">
            <text:p>OBXMC Mono3</text:p>
            <text:p>2021-08-28 Win</text:p>
          </table:table-cell>
          <table:table-cell table:style-name="ce7"/>
          <table:table-cell table:style-name="ce14" office:value-type="string" calcext:value-type="string">
            <text:p>OBXMC Mono5</text:p>
            <text:p>2021-08-28 Win</text:p>
          </table:table-cell>
          <table:table-cell table:style-name="ce7"/>
          <table:table-cell table:style-name="ce14" office:value-type="string" calcext:value-type="string">
            <text:p>OBXMC .Net 4.0</text:p>
            <text:p>2021-08-28 Win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I3]/[.C3]" office:value-type="float" office:value="1.84375" calcext:value-type="float">
            <text:p>1.8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I4]/[.C4]" office:value-type="float" office:value="1.342411884649" calcext:value-type="float">
            <text:p>1.3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I5]/[.C5]" office:value-type="float" office:value="1.11902591483266" calcext:value-type="float">
            <text:p>1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812443" calcext:value-type="float">
            <text:p>1'812'443</text:p>
          </table:table-cell>
          <table:table-cell table:formula="of:=[.I6]/[.C6]" office:value-type="float" office:value="1.66646407955881" calcext:value-type="float">
            <text:p>1.7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I7]/[.C7]" office:value-type="float" office:value="2.66561348077936" calcext:value-type="float">
            <text:p>2.7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I8]/[.C8]" office:value-type="float" office:value="1.69827586206897" calcext:value-type="float">
            <text:p>1.7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I9]/[.C9]" office:value-type="float" office:value="1.11165048543689" calcext:value-type="float">
            <text:p>1.1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 table:formula="of:=[.E10]/[.C10]" office:value-type="float" office:value="0.33333333333333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G10]/[.C10]" office:value-type="float" office:value="0.33333333333333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I10]/[.C10]" office:value-type="float" office:value="0.333333333333333" calcext:value-type="float">
            <text:p>0.3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[.I11]/[.C11]"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I12]/[.C12]" office:value-type="float" office:value="1.51851851851852" calcext:value-type="float">
            <text:p>1.5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250" calcext:value-type="float">
            <text:p>250</text:p>
          </table:table-cell>
          <table:table-cell table:formula="of:=[.I13]/[.C13]" office:value-type="float" office:value="1.25" calcext:value-type="float">
            <text:p>1.3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56" calcext:value-type="float">
            <text:p>156</text:p>
          </table:table-cell>
          <table:table-cell table:formula="of:=[.I14]/[.C14]" office:value-type="float" office:value="1.81395348837209" calcext:value-type="float">
            <text:p>1.8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499" calcext:value-type="float">
            <text:p>499</text:p>
          </table:table-cell>
          <table:table-cell table:formula="of:=[.I15]/[.C15]" office:value-type="float" office:value="1.23514851485149" calcext:value-type="float">
            <text:p>1.2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81" calcext:value-type="float">
            <text:p>781</text:p>
          </table:table-cell>
          <table:table-cell table:formula="of:=[.I16]/[.C16]" office:value-type="float" office:value="1.50481695568401" calcext:value-type="float">
            <text:p>1.5</text:p>
          </table:table-cell>
        </table:table-row>
        <table:table-row table:style-name="ro2">
          <table:table-cell/>
          <table:table-cell table:style-name="ce6"/>
          <table:table-cell table:style-name="Default" table:number-columns-repeated="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70" calcext:value-type="float">
            <text:p>1'843'870</text:p>
          </table:table-cell>
          <table:table-cell/>
          <table:table-cell table:formula="of:=SUM([.G3:.G16])" office:value-type="float" office:value="1612522" calcext:value-type="float">
            <text:p>1'612'522</text:p>
          </table:table-cell>
          <table:table-cell/>
          <table:table-cell table:formula="of:=SUM([.I3:.I16])" office:value-type="float" office:value="1837821" calcext:value-type="float">
            <text:p>1'837'821</text:p>
          </table:table-cell>
          <table:table-cell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40846723876118" calcext:value-type="float">
            <text:p>1.41</text:p>
          </table:table-cell>
          <table:table-cell table:style-name="Default"/>
          <table:table-cell table:style-name="ce12" table:formula="of:=GEOMEAN([.H3:.H16])" office:value-type="float" office:value="1.50159212151628" calcext:value-type="float">
            <text:p>1.50</text:p>
          </table:table-cell>
          <table:table-cell/>
          <table:table-cell table:style-name="ce12" table:formula="of:=GEOMEAN([.J3:.J16])" office:value-type="float" office:value="1.36035390602401" calcext:value-type="float">
            <text:p>1.36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09991665038338" calcext:value-type="float">
            <text:p>0.71</text:p>
          </table:table-cell>
          <table:table-cell table:style-name="Default"/>
          <table:table-cell table:style-name="ce11" table:formula="of:=1/[.H19]" office:value-type="float" office:value="0.665959807374468" calcext:value-type="float">
            <text:p>0.67</text:p>
          </table:table-cell>
          <table:table-cell table:style-name="Default"/>
          <table:table-cell table:style-name="ce11" table:formula="of:=1/[.J19]" office:value-type="float" office:value="0.735102825501315" calcext:value-type="float">
            <text:p>0.74</text:p>
          </table:table-cell>
        </table:table-row>
        <table:table-row table:style-name="ro2">
          <table:table-cell/>
          <table:table-cell table:style-name="ce6"/>
          <table:table-cell table:style-name="Default" table:number-columns-repeated="3"/>
          <table:table-cell table:style-name="ce11"/>
          <table:table-cell table:style-name="ce15" table:formula="of:=[.H19]/[.F19]" office:value-type="float" office:value="1.06611789056379" calcext:value-type="float">
            <text:p>1.07</text:p>
          </table:table-cell>
          <table:table-cell table:style-name="ce11"/>
          <table:table-cell table:style-name="ce16" table:formula="of:=[.F19]/[.J19]" office:value-type="float" office:value="1.03536824683938" calcext:value-type="float">
            <text:p>1.04</text:p>
          </table:table-cell>
          <table:table-cell table:style-name="ce11"/>
        </table:table-row>
        <table:table-row table:style-name="ro2">
          <table:table-cell/>
          <table:table-cell table:style-name="Default" table:number-columns-repeated="9"/>
        </table:table-row>
        <table:table-row table:style-name="ro2">
          <table:table-cell office:value-type="string" calcext:value-type="string">
            <text:p>Windows Machine:</text:p>
          </table:table-cell>
          <table:table-cell table:style-name="Default"/>
          <table:table-cell table:style-name="Default" office:value-type="string" calcext:value-type="string">
            <text:p>All app version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.NET CLR v4.0.30319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3"/>
          <table:table-cell table:style-name="Default" office:value-type="string" calcext:value-type="string">
            <text:p>NOTE: Mandelbrot showed 0 us on Win both with Mono and .Net; unknown value; set to 1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CPU Intel Celeron N3150 1.6GHz 4 Cores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8-28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8">00.00.0000</text:date>, <text:time style:data-style-name="N2" text:time-value="17:08:43.954203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8-28T22:03:56.971047260</dc:date>
    <dc:creator>Rochus Keller</dc:creator>
    <meta:editing-duration>PT22H25M17S</meta:editing-duration>
    <meta:editing-cycles>202</meta:editing-cycles>
    <meta:generator>LibreOffice/4.2.8.2$Linux_x86 LibreOffice_project/420m0$Build-2</meta:generator>
    <meta:document-statistic meta:table-count="2" meta:cell-count="527" meta:object-count="0"/>
  </office:meta>
</office:document-meta>
</file>